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inear Regression Problem Set 5 – Theodore Church</text:p>
      <text:p text:style-name="Standard">G01127117</text:p>
      <text:p text:style-name="Standard"/>
      <text:p text:style-name="Standard"><text:tab/>For this problem set my interpretation was that you wanted us to use this as an indicator to start early. I've started early for the first time and I've spent all day looking over slides and trying to learn a little bit of what I missed last week while I was working on other projects. I've started trying to implement basic LR as of time of writing but havn't had any concrete output. Thankfully I've started early enough that I hopefully won't run into the same issue I ran into on homework 3 where I was scrapped for time and something broke last minute. Thanks for reading my update, I hope the project goes smoothly from here on out.</text:p>
      <text:p text:style-name="Standard">-Theod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9T20:26:34.15</meta:creation-date>
    <dc:date>2021-11-19T20:29:47.53</dc:date>
    <meta:editing-duration>PT3M15S</meta:editing-duration>
    <meta:editing-cycles>2</meta:editing-cycles>
    <meta:generator>OpenOffice/4.1.10$Win32 OpenOffice.org_project/4110m2$Build-9807</meta:generator>
    <meta:document-statistic meta:table-count="0" meta:image-count="0" meta:object-count="0" meta:page-count="1" meta:paragraph-count="4" meta:word-count="129" meta:character-count="706"/>
  </office:meta>
</office:document-meta>
</file>